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0a8" officeooo:paragraph-rsid="000bf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ing Missing Data.</text:p>
      <text:p text:style-name="P1"/>
      <text:p text:style-name="P1">Upon first inspection of the data we see there are many missing values. This is common in datasets and can be the result of many situations- within surveys, for example, participants may have refrained from answering certain questions or stopped participating part way through a long term study into the impact of, say a new medicine. </text:p>
      <text:p text:style-name="P1">Missing data becomes a serious problem, however when we wish to make inferences by fitting models to the full data set and we need meaning full values in every cell of our database. <text:s/></text:p>
      <text:p text:style-name="P1">The quickest way to solve this problem is to omit every observation where at least one variable has a missing value. </text:p>
      <text:p text:style-name="P1"/>
      <text:p text:style-name="P1">## Maybe show line of code using na.omit(marketing).</text:p>
      <text:p text:style-name="P1"/>
      <text:p text:style-name="P1">The simplicity of this method comes a price because we lose all the information contained in any of the other variables for an observation which carries even a single missing value. </text:p>
      <text:p text:style-name="P1"/>
      <text:p text:style-name="P1">## Line of code + output showing proportion of observations omitted by na.omit.</text:p>
      <text:p text:style-name="P1"/>
      <text:p text:style-name="P1">In the case of our marketing dataset, we see that there are approximately 2600 such observations (over 25% of the data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0:37:45.494481438</meta:creation-date>
    <dc:date>2015-11-24T20:53:40.946287512</dc:date>
    <meta:editing-duration>PT45S</meta:editing-duration>
    <meta:editing-cycles>1</meta:editing-cycles>
    <meta:document-statistic meta:table-count="0" meta:image-count="0" meta:object-count="0" meta:page-count="1" meta:paragraph-count="8" meta:word-count="186" meta:character-count="1090" meta:non-whitespace-character-count="907"/>
    <meta:generator>LibreOffice/4.2.8.2$Linux_X86_64 LibreOffice_project/420m0$Build-2</meta:generator>
  </office:meta>
</office:document-meta>
</file>